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65cm" fo:min-width="18.5cm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4.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3.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2.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5.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5.85cm" fo:min-width="18.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5.85cm" fo:min-width="9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4.75cm" fo:min-width="18.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4.75cm" fo:min-width="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18.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7.9cm" svg:x="1cm" svg:y="1cm">
          <text:p text:style-name="P3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8.9cm" svg:x2="19.8cm" svg:y2="8.9cm">
          <text:p/>
        </draw:line>
        <draw:line draw:style-name="gr2" draw:text-style-name="P2" draw:layer="layout" svg:x1="1cm" svg:y1="1cm" svg:x2="20cm" svg:y2="8.9cm">
          <text:p/>
        </draw:line>
        <draw:line draw:style-name="gr2" draw:text-style-name="P2" draw:layer="layout" svg:x1="1cm" svg:y1="8.8cm" svg:x2="20cm" svg:y2="1cm">
          <text:p/>
        </draw:line>
        <draw:custom-shape draw:style-name="gr3" draw:text-style-name="P1" draw:layer="layout" svg:width="5.2cm" svg:height="2.7cm" svg:x="1cm" svg:y="8.9cm">
          <text:p text:style-name="P3">Présent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3cm" svg:height="2.7cm" svg:x="6.2cm" svg:y="8.9cm">
          <text:p text:style-name="P3">Nos réalisat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2cm" svg:height="2.7cm" svg:x="10.5cm" svg:y="8.9cm">
          <text:p text:style-name="P3">Tuto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3cm" svg:height="2.7cm" svg:x="13.7cm" svg:y="8.9cm">
          <text:p text:style-name="P3">Nos partenair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9cm" svg:height="6.1cm" svg:x="1cm" svg:y="11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5cm" svg:height="6.1cm" svg:x="10.5cm" svg:y="11.6cm">
          <text:p text:style-name="P3">Présentation des membres/site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1.6cm" svg:x2="10.5cm" svg:y2="17.7cm">
          <text:p/>
        </draw:line>
        <draw:line draw:style-name="gr2" draw:text-style-name="P2" draw:layer="layout" svg:x1="1cm" svg:y1="17.7cm" svg:x2="10.5cm" svg:y2="11.7cm">
          <text:p/>
        </draw:line>
        <draw:custom-shape draw:style-name="gr9" draw:text-style-name="P4" draw:layer="layout" svg:width="19cm" svg:height="5cm" svg:x="1cm" svg:y="1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5cm" svg:height="5cm" svg:x="10.5cm" svg:y="17.7cm">
          <text:p text:style-name="P3">Les réalisation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7.8cm" svg:x2="10.5cm" svg:y2="22.7cm">
          <text:p/>
        </draw:line>
        <draw:line draw:style-name="gr2" draw:text-style-name="P2" draw:layer="layout" svg:x1="1cm" svg:y1="22.6cm" svg:x2="10.5cm" svg:y2="17.7cm">
          <text:p/>
        </draw:line>
        <draw:custom-shape draw:style-name="gr11" draw:text-style-name="P1" draw:layer="layout" svg:width="19cm" svg:height="6cm" svg:x="1cm" svg:y="22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9.5cm" svg:height="6cm" svg:x="10.5cm" svg:y="22.7cm">
          <text:p text:style-name="P3">LES TUTO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22.7cm" svg:x2="10.6cm" svg:y2="28.7cm">
          <text:p/>
        </draw:line>
        <draw:line draw:style-name="gr2" draw:text-style-name="P2" draw:layer="layout" svg:x1="1cm" svg:y1="28.7cm" svg:x2="10.4cm" svg:y2="22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6T12:16:39.724953667</meta:creation-date>
    <dc:date>2018-12-26T13:02:27.944954991</dc:date>
    <meta:editing-duration>PT15M11S</meta:editing-duration>
    <meta:editing-cycles>3</meta:editing-cycles>
    <meta:generator>LibreOffice/6.0.7.3$Linux_X86_64 LibreOffice_project/00m0$Build-3</meta:generator>
    <meta:document-statistic meta:object-count="20"/>
  </office:meta>
</office:document-meta>
</file>